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7cdb0" officeooo:paragraph-rsid="0027cdb0"/>
    </style:style>
    <style:style style:name="P17" style:family="paragraph" style:parent-style-name="Text_20_body">
      <style:text-properties fo:language="de" fo:country="DE" officeooo:rsid="002d9c7e" officeooo:paragraph-rsid="002d9c7e"/>
    </style:style>
    <style:style style:name="P18" style:family="paragraph" style:parent-style-name="Text_20_body">
      <style:text-properties fo:language="de" fo:country="DE" officeooo:rsid="00301466" officeooo:paragraph-rsid="00301466"/>
    </style:style>
    <style:style style:name="P19" style:family="paragraph" style:parent-style-name="Text_20_body">
      <style:text-properties fo:language="de" fo:country="DE" officeooo:rsid="0029107d" officeooo:paragraph-rsid="00285397"/>
    </style:style>
    <style:style style:name="P20" style:family="paragraph" style:parent-style-name="Text_20_body">
      <style:text-properties fo:language="de" fo:country="DE" officeooo:rsid="00282d43" officeooo:paragraph-rsid="00285397"/>
    </style:style>
    <style:style style:name="P21" style:family="paragraph" style:parent-style-name="Text_20_body">
      <style:text-properties fo:language="de" fo:country="DE" officeooo:rsid="00324383" officeooo:paragraph-rsid="003764bd"/>
    </style:style>
    <style:style style:name="P22" style:family="paragraph" style:parent-style-name="Text_20_body">
      <style:text-properties fo:language="de" fo:country="DE" officeooo:rsid="00329b2c" officeooo:paragraph-rsid="003764bd"/>
    </style:style>
    <style:style style:name="P23" style:family="paragraph" style:parent-style-name="Text_20_body">
      <style:text-properties fo:language="de" fo:country="DE" officeooo:rsid="003c3e6a" officeooo:paragraph-rsid="003c3e6a"/>
    </style:style>
    <style:style style:name="P24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29b2c"/>
    </style:style>
    <style:style style:name="T21" style:family="text">
      <style:text-properties officeooo:rsid="003c3e6a"/>
    </style:style>
    <style:style style:name="T22" style:family="text">
      <style:text-properties officeooo:rsid="003dc8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Ziel</text:h>
      <text:p text:style-name="P1">Sprachlehrer-Webseite für mich</text:p>
      <text:h text:style-name="P24" text:outline-level="1">Schritte</text:h>
      <text:p text:style-name="P16">Mitglieder-Bereich</text:p>
      <text:p text:style-name="P16"/>
      <text:p text:style-name="P21">Einfache Dummy-Login-Page, die Signal an Backend sendet und wieder empfängt<text:line-break/><text:span text:style-name="T20">-Welche Sprache/ Framework? --&gt; Try Django!!!<text:line-break/>Breakpoints im Python-Code setzen?</text:span></text:p>
      <text:p text:style-name="P23">Create Login-Page with simple HTTP request<text:line-break/><text:span text:style-name="T22">-Nutzer schreibt einfache Daten + Drückt Knopf<text:tab/><text:tab/><text:tab/><text:tab/><text:tab/><text:tab/><text:tab/>v<text:line-break/>-Daten werden per XHTTPRequest an Server gesendet<text:tab/><text:tab/><text:tab/><text:tab/><text:tab/><text:tab/><text:line-break/>-Server sendet Nachricht zurück </text:span></text:p>
      <text:p text:style-name="P22">Backend &amp; Frontend analysieren<text:span text:style-name="T21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2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8"><text:soft-page-break/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7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9">Router installieren<text:tab/><text:tab/><text:tab/><text:tab/><text:tab/><text:tab/><text:tab/><text:tab/><text:tab/><text:tab/><text:tab/>v</text:p>
      <text:p text:style-name="P20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<text:soft-page-break/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20T21:14:12.531000000</dc:date>
    <meta:editing-duration>P14DT21H12M38S</meta:editing-duration>
    <meta:editing-cycles>66</meta:editing-cycles>
    <meta:document-statistic meta:table-count="0" meta:image-count="0" meta:object-count="0" meta:page-count="3" meta:paragraph-count="27" meta:word-count="316" meta:character-count="2575" meta:non-whitespace-character-count="2058"/>
  </office:meta>
</office:document-meta>
</file>